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 fo:margin-top="3.30pt" fo:margin-bottom="1.50pt"/>
    </style:style>
    <style:style style:name="P2" style:family="paragraph">
      <style:paragraph-properties fo:line-height="100.00%" fo:text-align="left" fo:margin-left="24.10pt" fo:text-indent="0.00pt">
        <style:tab-stops>
          <style:tab-stop style:position="106.10pt"/>
          <style:tab-stop style:position="26293.10pt"/>
        </style:tab-stops>
      </style:paragraph-properties>
    </style:style>
    <style:style style:name="P3" style:family="paragraph">
      <style:paragraph-properties fo:line-height="100.00%" fo:text-align="left" fo:margin-top="4.70pt"/>
    </style:style>
    <style:style style:name="P4" style:family="paragraph">
      <style:paragraph-properties fo:line-height="100.00%" fo:text-align="left" fo:margin-left="6.10pt" fo:text-indent="0.00pt" fo:margin-top="0.05pt"/>
    </style:style>
    <style:style style:name="P5" style:family="paragraph">
      <style:paragraph-properties fo:line-height="100.00%" fo:text-align="left" fo:margin-left="12.35pt" fo:text-indent="0.00pt" fo:margin-right="44.40pt" fo:margin-top="16.50pt"/>
    </style:style>
    <style:style style:name="P6" style:family="paragraph">
      <style:paragraph-properties fo:line-height="100.00%" fo:text-align="left" fo:margin-left="24.10pt" fo:text-indent="0.00pt">
        <style:tab-stops>
          <style:tab-stop style:position="106.10pt"/>
          <style:tab-stop style:position="26293.10pt"/>
        </style:tab-stops>
      </style:paragraph-properties>
    </style:style>
    <style:style style:name="P7" style:family="paragraph">
      <style:paragraph-properties fo:line-height="100.00%" fo:text-align="left" fo:margin-left="24.10pt" fo:text-indent="0.00pt">
        <style:tab-stops>
          <style:tab-stop style:position="106.10pt"/>
          <style:tab-stop style:position="26293.10pt"/>
        </style:tab-stops>
      </style:paragraph-properties>
    </style:style>
    <style:style style:name="P8" style:family="paragraph">
      <style:paragraph-properties fo:line-height="100.00%" fo:text-align="left" fo:margin-top="4.70pt"/>
    </style:style>
    <style:style style:name="P9" style:family="paragraph">
      <style:paragraph-properties fo:line-height="100.00%" fo:text-align="left" fo:margin-left="6.10pt" fo:text-indent="0.00pt" fo:margin-top="0.05pt"/>
    </style:style>
    <style:style style:name="P10" style:family="paragraph">
      <style:paragraph-properties fo:line-height="100.00%" fo:text-align="left" fo:margin-top="3.30pt" fo:margin-bottom="1.50pt"/>
    </style:style>
    <style:style style:name="P11" style:family="paragraph">
      <style:paragraph-properties fo:line-height="100.00%" fo:text-align="left" fo:margin-left="24.10pt" fo:text-indent="0.00pt">
        <style:tab-stops>
          <style:tab-stop style:position="106.10pt"/>
          <style:tab-stop style:position="26293.10p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top="0.80p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top="5.95pt"/>
    </style:style>
    <style:style style:name="P18" style:family="paragraph">
      <style:paragraph-properties fo:line-height="100.00%" fo:text-align="left" fo:margin-left="21.70pt" fo:text-indent="0.00pt"/>
    </style:style>
    <style:style style:name="P19" style:family="paragraph">
      <style:paragraph-properties fo:line-height="100.00%" fo:text-align="left" fo:margin-top="0.60pt"/>
    </style:style>
    <style:style style:name="P20" style:family="paragraph">
      <style:paragraph-properties fo:line-height="150.00%" fo:text-align="left" fo:margin-left="22.40pt" fo:text-indent="0.00pt" fo:margin-right="1.70pt"/>
    </style:style>
    <style:style style:name="TableColumn0100" style:family="table-column">
      <style:table-column-properties style:column-width="1.808333in"/>
    </style:style>
    <style:style style:name="TableColumn0101" style:family="table-column">
      <style:table-column-properties style:column-width="4.817361in"/>
    </style:style>
    <style:style style:name="Table01" style:family="table">
      <style:table-properties style:width="6.625694in" fo:margin-left="0.000000in" style:writing-mode="lr" table:align="left" style:may-break-between-rows="true"/>
    </style:style>
    <style:style style:name="TableRow0100" style:family="table-row">
      <style:table-row-properties style:min-row-height="0.656250in"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100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101" style:family="table-row">
      <style:table-row-properties style:min-row-height="0.657639in"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</office:automatic-styles>
  <office:body>
    <office:text>
      <text:p text:style-name="P1"><text:span text:style-name="T1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3"/></text:p>
            <text:p text:style-name="P4"><text:span text:style-name="T3">EX.N0</text:span><text:span text:style-name="T4"><text:s/></text:span><text:span text:style-name="T5">:</text:span><text:span text:style-name="T6"><text:s/></text:span><text:span text:style-name="T7">7</text:span><text:span text:style-name="T8"/></text:p>
          </table:table-cell>
          <table:table-cell table:style-name="TableCell010001" table:number-rows-spanned="2">
            <text:p text:style-name="P5"><text:span text:style-name="T9">Implement program for decomposing time series data into trend and seasonality.</text:span><text:span text:style-name="T10"/></text:p>
          </table:table-cell>
        </table:table-row>
        <table:table-row table:style-name="TableRow0101">
          <table:table-cell table:style-name="TableCell010100">
            <text:p text:style-name="P8"><text:span text:style-name="T11"/></text:p>
            <text:p text:style-name="P9"><text:span text:style-name="T12">DATE</text:span><text:span text:style-name="T13"><text:s/></text:span><text:span text:style-name="T14">:</text:span><text:span text:style-name="T15"><text:s/></text:span><text:span text:style-name="T16">24/03/2025</text:span><text:span text:style-name="T17"/></text:p>
          </table:table-cell>
          <table:covered-table-cell>
            <text:p text:style-name="P10"><text:span text:style-name="T17"><text:s/></text:span></text:p>
          </table:covered-table-cell>
        </table:table-row>
      </table:table>
      <text:p text:style-name="P12"><text:span text:style-name="T18"/></text:p>
      <text:p text:style-name="P13"><text:span text:style-name="T18"/></text:p>
      <text:p text:style-name="P14"><text:span text:style-name="T19">AIM:</text:span><text:span text:style-name="T20"/></text:p>
      <text:p text:style-name="P14"><text:span text:style-name="T20"><text:s text:c="2"/></text:span></text:p>
      <text:p text:style-name="P14"><text:span text:style-name="T21">Implement program for decomposing time series data into trend and seasonality.</text:span></text:p>
      <text:p text:style-name="P14"><text:span text:style-name="T21"/></text:p>
      <text:p text:style-name="P14"><text:span text:style-name="T22">ALGORITHM:</text:span></text:p>
      <text:p text:style-name="P14"><text:span text:style-name="T23"/></text:p>
      <text:p text:style-name="P14"><text:span text:style-name="T23">Step 1: Import Libraries<text:line-break/>Step 2: Load the Dataset<text:line-break/>Step 3: Preprocess the Data<text:line-break/>Step 4: Decompose the Time Series<text:line-break/>Step 5: Plot Decomposition Results</text:span></text:p>
      <text:p text:style-name="P14"><text:span text:style-name="T24"/></text:p>
      <text:p text:style-name="P14"><text:span text:style-name="T24">PROGRAM:</text:span></text:p>
      <text:p text:style-name="P14"><text:span text:style-name="T25"/></text:p>
      <text:p text:style-name="P14"><text:span text:style-name="T26"># Step 1: Import Libraries</text:span></text:p>
      <text:p text:style-name="P14"><text:span text:style-name="T26">import pandas as pd</text:span></text:p>
      <text:p text:style-name="P14"><text:span text:style-name="T26">import matplotlib.pyplot as plt</text:span></text:p>
      <text:p text:style-name="P14"><text:span text:style-name="T26">from statsmodels.tsa.seasonal import seasonal_decompose</text:span></text:p>
      <text:p text:style-name="P14"><text:span text:style-name="T26"/></text:p>
      <text:p text:style-name="P14"><text:span text:style-name="T26"># Step 2: Load the Dataset</text:span></text:p>
      <text:p text:style-name="P14"><text:span text:style-name="T26">file_path = '/content/Gold_Price_DataSet.csv'<text:s text:c="2"/># Update path if needed</text:span></text:p>
      <text:p text:style-name="P14"><text:span text:style-name="T26">df = pd.read_csv(file_path)</text:span></text:p>
      <text:p text:style-name="P14"><text:span text:style-name="T26"/></text:p>
      <text:p text:style-name="P14"><text:span text:style-name="T26"># Step 3: Preprocess the Data</text:span></text:p>
      <text:p text:style-name="P14"><text:span text:style-name="T26">df.columns = [col.strip() for col in df.columns]</text:span></text:p>
      <text:p text:style-name="P14"><text:span text:style-name="T26">date_col = df.columns[0]</text:span></text:p>
      <text:p text:style-name="P14"><text:span text:style-name="T26">df[date_col] = pd.to_datetime(df[date_col], errors='coerce')</text:span></text:p>
      <text:p text:style-name="P14"><text:span text:style-name="T26">df.set_index(date_col, inplace=True)</text:span></text:p>
      <text:p text:style-name="P14"><text:span text:style-name="T26"/></text:p>
      <text:p text:style-name="P14"><text:span text:style-name="T26"># Drop non-numeric columns</text:span></text:p>
      <text:p text:style-name="P14"><text:span text:style-name="T26">df_numeric = df.select_dtypes(include='number')</text:span></text:p>
      <text:p text:style-name="P14"><text:span text:style-name="T26"/></text:p>
      <text:p text:style-name="P14"><text:span text:style-name="T26"># Ensure we have numeric data</text:span></text:p>
      <text:p text:style-name="P14"><text:span text:style-name="T26">if df_numeric.empty:</text:span></text:p>
      <text:p text:style-name="P14"><text:span text:style-name="T26"><text:s text:c="4"/>raise ValueError("No numeric columns found!")</text:span></text:p>
      <text:p text:style-name="P14"><text:span text:style-name="T26"/></text:p>
      <text:p text:style-name="P14"><text:span text:style-name="T26"># Select first numeric column for decomposition</text:span></text:p>
      <text:p text:style-name="P14"><text:span text:style-name="T26">value_col = df_numeric.columns[0]</text:span></text:p>
      <text:p text:style-name="P14"><text:span text:style-name="T26">data = df_numeric[value_col].dropna()</text:span></text:p>
      <text:p text:style-name="P14"><text:span text:style-name="T26"/></text:p>
      <text:p text:style-name="P14"><text:span text:style-name="T26"># Step 4: Decompose the Time Series</text:span></text:p>
      <text:p text:style-name="P14"><text:span text:style-name="T26"># Assumes monthly data, adjust `period` accordingly (e.g., 12 for monthly, 4 for quarterly)</text:span></text:p>
      <text:p text:style-name="P14"><text:span text:style-name="T26">decomposition = seasonal_decompose(data, model='additive', period=12)</text:span></text:p>
      <text:p text:style-name="P14"><text:span text:style-name="T26"/></text:p>
      <text:p text:style-name="P14"><text:span text:style-name="T26"># Step 5: Plot Decomposition Results</text:span></text:p>
      <text:p text:style-name="P14"><text:span text:style-name="T26">plt.figure(figsize=(14, 10))</text:span></text:p>
      <text:p text:style-name="P14"><text:span text:style-name="T26"/></text:p>
      <text:p text:style-name="P14"><text:span text:style-name="T26">plt.subplot(411)</text:span></text:p>
      <text:p text:style-name="P14"><text:span text:style-name="T26">plt.plot(data, label='Original')</text:span></text:p>
      <text:p text:style-name="P14"><text:span text:style-name="T26">plt.legend(loc='upper left')</text:span></text:p>
      <text:p text:style-name="P14"><text:span text:style-name="T26"/></text:p>
      <text:p text:style-name="P14"><text:span text:style-name="T26">plt.subplot(412)</text:span></text:p>
      <text:p text:style-name="P14"><text:span text:style-name="T26">plt.plot(decomposition.trend, label='Trend', color='orange')</text:span></text:p>
      <text:p text:style-name="P14"><text:span text:style-name="T26">plt.legend(loc='upper left')</text:span></text:p>
      <text:p text:style-name="P14"><text:span text:style-name="T26"/></text:p>
      <text:p text:style-name="P14"><text:span text:style-name="T26">plt.subplot(413)</text:span></text:p>
      <text:p text:style-name="P14"><text:span text:style-name="T26">plt.plot(decomposition.seasonal, label='Seasonality', color='green')</text:span></text:p>
      <text:p text:style-name="P14"><text:span text:style-name="T26">plt.legend(loc='upper left')</text:span></text:p>
      <text:p text:style-name="P14"><text:span text:style-name="T26"/></text:p>
      <text:p text:style-name="P14"><text:span text:style-name="T26">plt.subplot(414)</text:span></text:p>
      <text:p text:style-name="P14"><text:span text:style-name="T26">plt.plot(decomposition.resid, label='Residuals', color='red')</text:span></text:p>
      <text:p text:style-name="P14"><text:span text:style-name="T26">plt.legend(loc='upper left')</text:span></text:p>
      <text:p text:style-name="P14"><text:span text:style-name="T26"/></text:p>
      <text:p text:style-name="P14"><text:span text:style-name="T26">plt.tight_layout()</text:span></text:p>
      <text:p text:style-name="P14"><text:span text:style-name="T26">plt.show()</text:span></text:p>
      <text:p text:style-name="P14"><text:span text:style-name="T26"/></text:p>
      <text:p text:style-name="P14"><text:span text:style-name="T26"/></text:p>
      <text:p text:style-name="P14"><text:span text:style-name="T26"/></text:p>
      <text:p text:style-name="P14"><text:span text:style-name="T26"/></text:p>
      <text:p text:style-name="P14"><text:span text:style-name="T26"/></text:p>
      <text:p text:style-name="P14"><text:span text:style-name="T26"/></text:p>
      <text:p text:style-name="P14"><text:span text:style-name="T26"/></text:p>
      <text:p text:style-name="P14"><text:span text:style-name="T27">OUTPUT: </text:span></text:p>
      <text:p text:style-name="P14"><draw:frame text:anchor-type="as-char" svg:width="156.10mm" svg:height="110.60mm" style:rel-width="scale" style:rel-height="scale"><draw:object-ole xlink:href="OleObj1"/><draw:image xlink:href="ObjectReplacements/OleObj1"/></draw:frame><text:span text:style-name="T29"/></text:p>
      <text:p text:style-name="P15"><text:span text:style-name="T29"/></text:p>
      <text:p text:style-name="P16"><text:span text:style-name="T29"/></text:p>
      <text:p text:style-name="P16"><text:span text:style-name="T29"/></text:p>
      <text:p text:style-name="P16"><text:span text:style-name="T29"/></text:p>
      <text:p text:style-name="P16"><text:span text:style-name="T29"/></text:p>
      <text:p text:style-name="P17"><text:span text:style-name="T30"/></text:p>
      <text:p text:style-name="P17"><text:span text:style-name="T30"/></text:p>
      <text:p text:style-name="P17"><text:span text:style-name="T30"/></text:p>
      <text:p text:style-name="P17"><text:span text:style-name="T30"/></text:p>
      <text:p text:style-name="P17"><text:span text:style-name="T30"/></text:p>
      <text:p text:style-name="P17"><text:span text:style-name="T30"/></text:p>
      <text:p text:style-name="P17"><text:span text:style-name="T30"/></text:p>
      <text:p text:style-name="P17"><text:span text:style-name="T30"/></text:p>
      <text:p text:style-name="P17"><text:span text:style-name="T30"/></text:p>
      <text:p text:style-name="P17"><text:span text:style-name="T30"/></text:p>
      <text:p text:style-name="P17"><text:span text:style-name="T30"/></text:p>
      <text:p text:style-name="P18"><text:span text:style-name="T31">RESULT:</text:span><text:span text:style-name="T32"/></text:p>
      <text:p text:style-name="P19"><text:span text:style-name="T33"/></text:p>
      <text:p text:style-name="P20"><text:span text:style-name="T34">Thus,</text:span><text:span text:style-name="T35"><text:s/></text:span><text:span text:style-name="T36">the</text:span><text:span text:style-name="T37"><text:s/></text:span><text:span text:style-name="T38">program</text:span><text:span text:style-name="T39"><text:s/></text:span><text:span text:style-name="T40">for</text:span><text:span text:style-name="T41"><text:s/></text:span><text:span text:style-name="T42">Implement</text:span><text:span text:style-name="T43"><text:s/></text:span><text:span text:style-name="T44">programs</text:span><text:span text:style-name="T45"><text:s/></text:span><text:span text:style-name="T46">for</text:span><text:span text:style-name="T47"><text:s/></text:span><text:span text:style-name="T48">a</text:span><text:span text:style-name="T49"><text:s/></text:span><text:span text:style-name="T50">time series data is</text:span><text:span text:style-name="T51"><text:s/></text:span><text:span text:style-name="T52">executed successfully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